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4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2.22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able-cell-properties fo:background-color="#0070c0" style:rotation-align="non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c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fo:background-color="#0070c0" style:rotation-align="none"/>
      <style:text-properties fo:color="#ffffff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ff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16368" table:default-cell-style-name="ce5"/>
        <table:table-row table:style-name="ro1">
          <table:table-cell table:style-name="ce10" office:value-type="string" calcext:value-type="string">
            <text:p>Full Name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First Name</text:p>
          </table:table-cell>
          <table:table-cell table:style-name="ce10" office:value-type="string" calcext:value-type="string">
            <text:p>Family Name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Sail No</text:p>
          </table:table-cell>
          <table:table-cell table:style-name="ce10" office:value-type="string" calcext:value-type="string">
            <text:p>Craft Type</text:p>
          </table:table-cell>
          <table:table-cell table:style-name="ce10" office:value-type="string" calcext:value-type="string">
            <text:p>Age</text:p>
          </table:table-cell>
          <table:table-cell table:style-name="ce1" office:value-type="string" calcext:value-type="string">
            <text:p>Motion</text:p>
          </table:table-cell>
          <table:table-cell table:style-name="ce1"/>
          <table:table-cell table:style-name="ce1" office:value-type="string" calcext:value-type="string">
            <text:p>Spaces</text:p>
          </table:table-cell>
          <table:table-cell table:style-name="ce1" office:value-type="string" calcext:value-type="string">
            <text:p>Fore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ail No</text:p>
          </table:table-cell>
          <table:table-cell table:style-name="ce1" table:number-columns-repeated="16368"/>
        </table:table-row>
        <table:table-row table:style-name="ro1">
          <table:table-cell table:style-name="ce2" office:value-type="string" calcext:value-type="string">
            <text:p>Aivo Prukk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ivo</text:p>
          </table:table-cell>
          <table:table-cell table:style-name="ce7" office:value-type="string" calcext:value-type="string">
            <text:p>Prükk</text:p>
          </table:table-cell>
          <table:table-cell table:style-name="ce7" office:value-type="string" calcext:value-type="string">
            <text:p>Estonia</text:p>
          </table:table-cell>
          <table:table-cell table:style-name="ce7" office:value-type="string" calcext:value-type="string">
            <text:p>EST-314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SEARCH(&quot; &quot;;[.E2])" office:value-type="string" office:string-value="" calcext:value-type="error">
            <text:p>#VALUE!</text:p>
          </table:table-cell>
          <table:table-cell table:formula="of:=UPPER(LEFT([.D2];3))" office:value-type="string" office:string-value="AIV" calcext:value-type="string">
            <text:p>AIV</text:p>
          </table:table-cell>
          <table:table-cell office:value-type="string" calcext:value-type="string">
            <text:p>PRU</text:p>
          </table:table-cell>
          <table:table-cell table:formula="of:=COM.MICROSOFT.CONCAT([.N2];[.J2];[.M2])" office:value-type="string" office:string-value="PRU801AIV" calcext:value-type="string">
            <text:p>PRU801AIV</text:p>
          </table:table-cell>
          <table:table-cell office:value-type="string" calcext:value-type="string">
            <text:p>EST-314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Alwin Visker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Alwin</text:p>
          </table:table-cell>
          <table:table-cell table:style-name="ce2" office:value-type="string" calcext:value-type="string">
            <text:p>Visker  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SEARCH(&quot; &quot;;[.E3])" office:value-type="string" office:string-value="" calcext:value-type="error">
            <text:p>#VALUE!</text:p>
          </table:table-cell>
          <table:table-cell table:formula="of:=UPPER(LEFT([.D3];3))" office:value-type="string" office:string-value="ALW" calcext:value-type="string">
            <text:p>ALW</text:p>
          </table:table-cell>
          <table:table-cell table:formula="of:=UPPER(LEFT([.E3];3))" office:value-type="string" office:string-value="VIS" calcext:value-type="string">
            <text:p>VIS</text:p>
          </table:table-cell>
          <table:table-cell table:formula="of:=COM.MICROSOFT.CONCAT([.N3];[.J3];[.M3])" office:value-type="string" office:string-value="VIS802ALW" calcext:value-type="string">
            <text:p>VIS802ALW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ndy Laufer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ndy</text:p>
          </table:table-cell>
          <table:table-cell table:style-name="ce7" office:value-type="string" calcext:value-type="string">
            <text:p>Lauf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9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SEARCH(&quot; &quot;;[.E4])" office:value-type="string" office:string-value="" calcext:value-type="error">
            <text:p>#VALUE!</text:p>
          </table:table-cell>
          <table:table-cell table:formula="of:=UPPER(LEFT([.D4];3))" office:value-type="string" office:string-value="AND" calcext:value-type="string">
            <text:p>AND</text:p>
          </table:table-cell>
          <table:table-cell table:formula="of:=UPPER(LEFT([.E4];3))" office:value-type="string" office:string-value="LAU" calcext:value-type="string">
            <text:p>LAU</text:p>
          </table:table-cell>
          <table:table-cell table:formula="of:=COM.MICROSOFT.CONCAT([.N4];[.J4];[.M4])" office:value-type="string" office:string-value="LAU803AND" calcext:value-type="string">
            <text:p>LAU803AND</text:p>
          </table:table-cell>
          <table:table-cell office:value-type="string" calcext:value-type="string">
            <text:p>GER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ntoine Albeau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ntoine</text:p>
          </table:table-cell>
          <table:table-cell table:style-name="ce7" office:value-type="string" calcext:value-type="string">
            <text:p>Albeau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9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SEARCH(&quot; &quot;;[.E5])" office:value-type="string" office:string-value="" calcext:value-type="error">
            <text:p>#VALUE!</text:p>
          </table:table-cell>
          <table:table-cell table:formula="of:=UPPER(LEFT([.D5];3))" office:value-type="string" office:string-value="ANT" calcext:value-type="string">
            <text:p>ANT</text:p>
          </table:table-cell>
          <table:table-cell table:formula="of:=UPPER(LEFT([.E5];3))" office:value-type="string" office:string-value="ALB" calcext:value-type="string">
            <text:p>ALB</text:p>
          </table:table-cell>
          <table:table-cell table:formula="of:=COM.MICROSOFT.CONCAT([.N5];[.J5];[.M5])" office:value-type="string" office:string-value="ALB804ANT" calcext:value-type="string">
            <text:p>ALB804ANT</text:p>
          </table:table-cell>
          <table:table-cell office:value-type="string" calcext:value-type="string">
            <text:p>FRA-19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Augusto Teixeira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Augusto</text:p>
          </table:table-cell>
          <table:table-cell table:style-name="ce7" office:value-type="string" calcext:value-type="string">
            <text:p>Teixeira</text:p>
          </table:table-cell>
          <table:table-cell table:style-name="ce7" office:value-type="string" calcext:value-type="string">
            <text:p>Portugal</text:p>
          </table:table-cell>
          <table:table-cell table:style-name="ce7" office:value-type="string" calcext:value-type="string">
            <text:p>POR-13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SEARCH(&quot; &quot;;[.E6])" office:value-type="string" office:string-value="" calcext:value-type="error">
            <text:p>#VALUE!</text:p>
          </table:table-cell>
          <table:table-cell table:formula="of:=UPPER(LEFT([.D6];3))" office:value-type="string" office:string-value="AUG" calcext:value-type="string">
            <text:p>AUG</text:p>
          </table:table-cell>
          <table:table-cell table:formula="of:=UPPER(LEFT([.E6];3))" office:value-type="string" office:string-value="TEI" calcext:value-type="string">
            <text:p>TEI</text:p>
          </table:table-cell>
          <table:table-cell table:formula="of:=COM.MICROSOFT.CONCAT([.N6];[.J6];[.M6])" office:value-type="string" office:string-value="TEI805AUG" calcext:value-type="string">
            <text:p>TEI805AUG</text:p>
          </table:table-cell>
          <table:table-cell office:value-type="string" calcext:value-type="string">
            <text:p>POR-13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en Van Der Steen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en</text:p>
          </table:table-cell>
          <table:table-cell table:style-name="ce7" office:value-type="string" calcext:value-type="string">
            <text:p>van der Steen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5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EARCH(&quot; &quot;;[.E7])" office:value-type="float" office:value="4" calcext:value-type="float">
            <text:p>4</text:p>
          </table:table-cell>
          <table:table-cell table:formula="of:=UPPER(LEFT([.D7];3))" office:value-type="string" office:string-value="BEN" calcext:value-type="string">
            <text:p>BEN</text:p>
          </table:table-cell>
          <table:table-cell office:value-type="string" calcext:value-type="string">
            <text:p>STE</text:p>
          </table:table-cell>
          <table:table-cell table:formula="of:=COM.MICROSOFT.CONCAT([.N7];[.J7];[.M7])" office:value-type="string" office:string-value="STE806BEN" calcext:value-type="string">
            <text:p>STE806BEN</text:p>
          </table:table-cell>
          <table:table-cell office:value-type="string" calcext:value-type="string">
            <text:p>NED-5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jorn Haake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jorn</text:p>
          </table:table-cell>
          <table:table-cell table:style-name="ce7" office:value-type="string" calcext:value-type="string">
            <text:p>Haacke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SEARCH(&quot; &quot;;[.E8])" office:value-type="string" office:string-value="" calcext:value-type="error">
            <text:p>#VALUE!</text:p>
          </table:table-cell>
          <table:table-cell table:formula="of:=UPPER(LEFT([.D8];3))" office:value-type="string" office:string-value="BJO" calcext:value-type="string">
            <text:p>BJO</text:p>
          </table:table-cell>
          <table:table-cell table:formula="of:=UPPER(LEFT([.E8];3))" office:value-type="string" office:string-value="HAA" calcext:value-type="string">
            <text:p>HAA</text:p>
          </table:table-cell>
          <table:table-cell table:formula="of:=COM.MICROSOFT.CONCAT([.N8];[.J8];[.M8])" office:value-type="string" office:string-value="HAA807BJO" calcext:value-type="string">
            <text:p>HAA807BJO</text:p>
          </table:table-cell>
          <table:table-cell office:value-type="string" calcext:value-type="string">
            <text:p>GER-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jornBjorn Dunkerbeck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Bjorn</text:p>
          </table:table-cell>
          <table:table-cell table:style-name="ce2" office:value-type="string" calcext:value-type="string">
            <text:p>Dunkerbeck</text:p>
          </table:table-cell>
          <table:table-cell table:style-name="ce7" office:value-type="string" calcext:value-type="string">
            <text:p>Spain</text:p>
          </table:table-cell>
          <table:table-cell table:style-name="ce7" office:value-type="string" calcext:value-type="string">
            <text:p>ESP-1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SEARCH(&quot; &quot;;[.E9])" office:value-type="string" office:string-value="" calcext:value-type="error">
            <text:p>#VALUE!</text:p>
          </table:table-cell>
          <table:table-cell table:formula="of:=UPPER(LEFT([.D9];3))" office:value-type="string" office:string-value="BJO" calcext:value-type="string">
            <text:p>BJO</text:p>
          </table:table-cell>
          <table:table-cell table:formula="of:=UPPER(LEFT([.E9];3))" office:value-type="string" office:string-value="DUN" calcext:value-type="string">
            <text:p>DUN</text:p>
          </table:table-cell>
          <table:table-cell table:formula="of:=COM.MICROSOFT.CONCAT([.N9];[.J9];[.M9])" office:value-type="string" office:string-value="DUN808BJO" calcext:value-type="string">
            <text:p>DUN808BJO</text:p>
          </table:table-cell>
          <table:table-cell office:value-type="string" calcext:value-type="string">
            <text:p>ESP-1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lanca Alalbau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2" office:value-type="string" calcext:value-type="string">
            <text:p>Blanca</text:p>
          </table:table-cell>
          <table:table-cell table:style-name="ce2" office:value-type="string" calcext:value-type="string">
            <text:p>Alabau</text:p>
          </table:table-cell>
          <table:table-cell table:style-name="ce7" office:value-type="string" calcext:value-type="string">
            <text:p>Spain</text:p>
          </table:table-cell>
          <table:table-cell table:style-name="ce7" office:value-type="string" calcext:value-type="string">
            <text:p>ESP-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SEARCH(&quot; &quot;;[.E10])" office:value-type="string" office:string-value="" calcext:value-type="error">
            <text:p>#VALUE!</text:p>
          </table:table-cell>
          <table:table-cell table:formula="of:=UPPER(LEFT([.D10];3))" office:value-type="string" office:string-value="BLA" calcext:value-type="string">
            <text:p>BLA</text:p>
          </table:table-cell>
          <table:table-cell table:formula="of:=UPPER(LEFT([.E10];3))" office:value-type="string" office:string-value="ALA" calcext:value-type="string">
            <text:p>ALA</text:p>
          </table:table-cell>
          <table:table-cell table:formula="of:=COM.MICROSOFT.CONCAT([.N10];[.J10];[.M10])" office:value-type="string" office:string-value="ALA810BLA" calcext:value-type="string">
            <text:p>ALA810BLA</text:p>
          </table:table-cell>
          <table:table-cell office:value-type="string" calcext:value-type="string">
            <text:p>ESP-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Brendan Lorho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Brendan</text:p>
          </table:table-cell>
          <table:table-cell table:style-name="ce7" office:value-type="string" calcext:value-type="string">
            <text:p>Lorho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1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Youth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SEARCH(&quot; &quot;;[.E11])" office:value-type="string" office:string-value="" calcext:value-type="error">
            <text:p>#VALUE!</text:p>
          </table:table-cell>
          <table:table-cell table:formula="of:=UPPER(LEFT([.D11];3))" office:value-type="string" office:string-value="BRE" calcext:value-type="string">
            <text:p>BRE</text:p>
          </table:table-cell>
          <table:table-cell table:formula="of:=UPPER(LEFT([.E11];3))" office:value-type="string" office:string-value="LOR" calcext:value-type="string">
            <text:p>LOR</text:p>
          </table:table-cell>
          <table:table-cell table:formula="of:=COM.MICROSOFT.CONCAT([.N11];[.J11];[.M11])" office:value-type="string" office:string-value="LOR811BRE" calcext:value-type="string">
            <text:p>LOR811BRE</text:p>
          </table:table-cell>
          <table:table-cell office:value-type="string" calcext:value-type="string">
            <text:p>FRA-11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arly Delisle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arly</text:p>
          </table:table-cell>
          <table:table-cell table:style-name="ce7" office:value-type="string" calcext:value-type="string">
            <text:p>Delisle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5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SEARCH(&quot; &quot;;[.E12])" office:value-type="string" office:string-value="" calcext:value-type="error">
            <text:p>#VALUE!</text:p>
          </table:table-cell>
          <table:table-cell table:formula="of:=UPPER(LEFT([.D12];3))" office:value-type="string" office:string-value="CHA" calcext:value-type="string">
            <text:p>CHA</text:p>
          </table:table-cell>
          <table:table-cell table:formula="of:=UPPER(LEFT([.E12];3))" office:value-type="string" office:string-value="DEL" calcext:value-type="string">
            <text:p>DEL</text:p>
          </table:table-cell>
          <table:table-cell table:formula="of:=COM.MICROSOFT.CONCAT([.N12];[.J12];[.M12])" office:value-type="string" office:string-value="DEL812CHA" calcext:value-type="string">
            <text:p>DEL812CHA</text:p>
          </table:table-cell>
          <table:table-cell office:value-type="string" calcext:value-type="string">
            <text:p>FRA-5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arly Djen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arly</text:p>
          </table:table-cell>
          <table:table-cell table:style-name="ce7" office:value-type="string" calcext:value-type="string">
            <text:p>Djen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88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SEARCH(&quot; &quot;;[.E13])" office:value-type="string" office:string-value="" calcext:value-type="error">
            <text:p>#VALUE!</text:p>
          </table:table-cell>
          <table:table-cell table:formula="of:=UPPER(LEFT([.D13];3))" office:value-type="string" office:string-value="CHA" calcext:value-type="string">
            <text:p>CHA</text:p>
          </table:table-cell>
          <table:table-cell table:formula="of:=UPPER(LEFT([.E13];3))" office:value-type="string" office:string-value="DJE" calcext:value-type="string">
            <text:p>DJE</text:p>
          </table:table-cell>
          <table:table-cell table:formula="of:=COM.MICROSOFT.CONCAT([.N13];[.J13];[.M13])" office:value-type="string" office:string-value="DJE813CHA" calcext:value-type="string">
            <text:p>DJE813CHA</text:p>
          </table:table-cell>
          <table:table-cell office:value-type="string" calcext:value-type="string">
            <text:p>FRA-88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Christian Bornemann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Christian</text:p>
          </table:table-cell>
          <table:table-cell table:style-name="ce7" office:value-type="string" calcext:value-type="string">
            <text:p>Bornemann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SEARCH(&quot; &quot;;[.E14])" office:value-type="string" office:string-value="" calcext:value-type="error">
            <text:p>#VALUE!</text:p>
          </table:table-cell>
          <table:table-cell table:formula="of:=UPPER(LEFT([.D14];3))" office:value-type="string" office:string-value="CHR" calcext:value-type="string">
            <text:p>CHR</text:p>
          </table:table-cell>
          <table:table-cell table:formula="of:=UPPER(LEFT([.E14];3))" office:value-type="string" office:string-value="BOR" calcext:value-type="string">
            <text:p>BOR</text:p>
          </table:table-cell>
          <table:table-cell table:formula="of:=COM.MICROSOFT.CONCAT([.N14];[.J14];[.M14])" office:value-type="string" office:string-value="BOR814CHR" calcext:value-type="string">
            <text:p>BOR814CHR</text:p>
          </table:table-cell>
          <table:table-cell office:value-type="string" calcext:value-type="string">
            <text:p>GER-2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Daniele Benedetti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Daniele</text:p>
          </table:table-cell>
          <table:table-cell table:style-name="ce7" office:value-type="string" calcext:value-type="string">
            <text:p>Benedetti</text:p>
          </table:table-cell>
          <table:table-cell table:style-name="ce7" office:value-type="string" calcext:value-type="string">
            <text:p>Italy</text:p>
          </table:table-cell>
          <table:table-cell table:style-name="ce7" office:value-type="string" calcext:value-type="string">
            <text:p>ITA-6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SEARCH(&quot; &quot;;[.E15])" office:value-type="string" office:string-value="" calcext:value-type="error">
            <text:p>#VALUE!</text:p>
          </table:table-cell>
          <table:table-cell table:formula="of:=UPPER(LEFT([.D15];3))" office:value-type="string" office:string-value="DAN" calcext:value-type="string">
            <text:p>DAN</text:p>
          </table:table-cell>
          <table:table-cell table:formula="of:=UPPER(LEFT([.E15];3))" office:value-type="string" office:string-value="BEN" calcext:value-type="string">
            <text:p>BEN</text:p>
          </table:table-cell>
          <table:table-cell table:formula="of:=COM.MICROSOFT.CONCAT([.N15];[.J15];[.M15])" office:value-type="string" office:string-value="BEN816DAN" calcext:value-type="string">
            <text:p>BEN816DAN</text:p>
          </table:table-cell>
          <table:table-cell office:value-type="string" calcext:value-type="string">
            <text:p>ITA-6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Edu Hoekstra  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Edu</text:p>
          </table:table-cell>
          <table:table-cell table:style-name="ce2" office:value-type="string" calcext:value-type="string">
            <text:p>Hoekstra    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SEARCH(&quot; &quot;;[.E16])" office:value-type="string" office:string-value="" calcext:value-type="error">
            <text:p>#VALUE!</text:p>
          </table:table-cell>
          <table:table-cell table:formula="of:=UPPER(LEFT([.D16];3))" office:value-type="string" office:string-value="EDU" calcext:value-type="string">
            <text:p>EDU</text:p>
          </table:table-cell>
          <table:table-cell table:formula="of:=UPPER(LEFT([.E16];3))" office:value-type="string" office:string-value="HOE" calcext:value-type="string">
            <text:p>HOE</text:p>
          </table:table-cell>
          <table:table-cell table:formula="of:=COM.MICROSOFT.CONCAT([.N16];[.J16];[.M16])" office:value-type="string" office:string-value="HOE817EDU" calcext:value-type="string">
            <text:p>HOE817EDU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Edwin Buruma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Edwin</text:p>
          </table:table-cell>
          <table:table-cell table:style-name="ce2" office:value-type="string" calcext:value-type="string">
            <text:p>Buruma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SEARCH(&quot; &quot;;[.E17])" office:value-type="string" office:string-value="" calcext:value-type="error">
            <text:p>#VALUE!</text:p>
          </table:table-cell>
          <table:table-cell table:formula="of:=UPPER(LEFT([.D17];3))" office:value-type="string" office:string-value="EDW" calcext:value-type="string">
            <text:p>EDW</text:p>
          </table:table-cell>
          <table:table-cell table:formula="of:=UPPER(LEFT([.E17];3))" office:value-type="string" office:string-value="BUR" calcext:value-type="string">
            <text:p>BUR</text:p>
          </table:table-cell>
          <table:table-cell table:formula="of:=COM.MICROSOFT.CONCAT([.N17];[.J17];[.M17])" office:value-type="string" office:string-value="BUR818EDW" calcext:value-type="string">
            <text:p>BUR818EDW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Franeck  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Franek</text:p>
          </table:table-cell>
          <table:table-cell table:style-name="ce7" office:value-type="string" calcext:value-type="string">
            <text:p>Debowski</text:p>
          </table:table-cell>
          <table:table-cell table:style-name="ce7" office:value-type="string" calcext:value-type="string">
            <text:p>Poland</text:p>
          </table:table-cell>
          <table:table-cell table:style-name="ce7" office:value-type="string" calcext:value-type="string">
            <text:p>POL-20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SEARCH(&quot; &quot;;[.E18])" office:value-type="string" office:string-value="" calcext:value-type="error">
            <text:p>#VALUE!</text:p>
          </table:table-cell>
          <table:table-cell table:formula="of:=UPPER(LEFT([.D18];3))" office:value-type="string" office:string-value="FRA" calcext:value-type="string">
            <text:p>FRA</text:p>
          </table:table-cell>
          <table:table-cell table:formula="of:=UPPER(LEFT([.E18];3))" office:value-type="string" office:string-value="DEB" calcext:value-type="string">
            <text:p>DEB</text:p>
          </table:table-cell>
          <table:table-cell table:formula="of:=COM.MICROSOFT.CONCAT([.N18];[.J18];[.M18])" office:value-type="string" office:string-value="DEB819FRA" calcext:value-type="string">
            <text:p>DEB819FRA</text:p>
          </table:table-cell>
          <table:table-cell office:value-type="string" calcext:value-type="string">
            <text:p>POL-2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Gaspar Evelio Schwarzenla AUT 33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Gaspar Evelio</text:p>
          </table:table-cell>
          <table:table-cell table:style-name="ce2" office:value-type="string" calcext:value-type="string">
            <text:p>Schwarzenla</text:p>
          </table:table-cell>
          <table:table-cell table:style-name="ce7" office:value-type="string" calcext:value-type="string">
            <text:p>Austria</text:p>
          </table:table-cell>
          <table:table-cell table:style-name="ce2" office:value-type="string" calcext:value-type="string">
            <text:p>AUT-3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SEARCH(&quot; &quot;;[.E19])" office:value-type="string" office:string-value="" calcext:value-type="error">
            <text:p>#VALUE!</text:p>
          </table:table-cell>
          <table:table-cell table:formula="of:=UPPER(LEFT([.D19];3))" office:value-type="string" office:string-value="GAS" calcext:value-type="string">
            <text:p>GAS</text:p>
          </table:table-cell>
          <table:table-cell table:formula="of:=UPPER(LEFT([.E19];3))" office:value-type="string" office:string-value="SCH" calcext:value-type="string">
            <text:p>SCH</text:p>
          </table:table-cell>
          <table:table-cell table:formula="of:=COM.MICROSOFT.CONCAT([.N19];[.J19];[.M19])" office:value-type="string" office:string-value="SCH821GAS" calcext:value-type="string">
            <text:p>SCH821GAS</text:p>
          </table:table-cell>
          <table:table-cell office:value-type="string" calcext:value-type="string">
            <text:p>AUT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Guillaume Demartes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Guillaume</text:p>
          </table:table-cell>
          <table:table-cell table:style-name="ce7" office:value-type="string" calcext:value-type="string">
            <text:p>Demartres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SEARCH(&quot; &quot;;[.E20])" office:value-type="string" office:string-value="" calcext:value-type="error">
            <text:p>#VALUE!</text:p>
          </table:table-cell>
          <table:table-cell table:formula="of:=UPPER(LEFT([.D20];3))" office:value-type="string" office:string-value="GUI" calcext:value-type="string">
            <text:p>GUI</text:p>
          </table:table-cell>
          <table:table-cell table:formula="of:=UPPER(LEFT([.E20];3))" office:value-type="string" office:string-value="DEM" calcext:value-type="string">
            <text:p>DEM</text:p>
          </table:table-cell>
          <table:table-cell table:formula="of:=COM.MICROSOFT.CONCAT([.N20];[.J20];[.M20])" office:value-type="string" office:string-value="DEM822GUI" calcext:value-type="string">
            <text:p>DEM822GUI</text:p>
          </table:table-cell>
          <table:table-cell office:value-type="string" calcext:value-type="string">
            <text:p>FRA-1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Guillaume Lemoine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Lemoine                </text:p>
          </table:table-cell>
          <table:table-cell table:style-name="ce7" office:value-type="string" calcext:value-type="string">
            <text:p>France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SEARCH(&quot; &quot;;[.E21])" office:value-type="string" office:string-value="" calcext:value-type="error">
            <text:p>#VALUE!</text:p>
          </table:table-cell>
          <table:table-cell table:formula="of:=UPPER(LEFT([.D21];3))" office:value-type="string" office:string-value="GUI" calcext:value-type="string">
            <text:p>GUI</text:p>
          </table:table-cell>
          <table:table-cell table:formula="of:=UPPER(LEFT([.E21];3))" office:value-type="string" office:string-value="LEM" calcext:value-type="string">
            <text:p>LEM</text:p>
          </table:table-cell>
          <table:table-cell table:formula="of:=COM.MICROSOFT.CONCAT([.N21];[.J21];[.M21])" office:value-type="string" office:string-value="LEM823GUI" calcext:value-type="string">
            <text:p>LEM823GUI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ans Kreisel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Kreisel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8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SEARCH(&quot; &quot;;[.E22])" office:value-type="string" office:string-value="" calcext:value-type="error">
            <text:p>#VALUE!</text:p>
          </table:table-cell>
          <table:table-cell table:formula="of:=UPPER(LEFT([.D22];3))" office:value-type="string" office:string-value="HAN" calcext:value-type="string">
            <text:p>HAN</text:p>
          </table:table-cell>
          <table:table-cell table:formula="of:=UPPER(LEFT([.E22];3))" office:value-type="string" office:string-value="KRE" calcext:value-type="string">
            <text:p>KRE</text:p>
          </table:table-cell>
          <table:table-cell table:formula="of:=COM.MICROSOFT.CONCAT([.N22];[.J22];[.M22])" office:value-type="string" office:string-value="KRE824HAN" calcext:value-type="string">
            <text:p>KRE824HAN</text:p>
          </table:table-cell>
          <table:table-cell office:value-type="string" calcext:value-type="string">
            <text:p>NED-8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arald Claessen 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Harald</text:p>
          </table:table-cell>
          <table:table-cell table:style-name="ce7" office:value-type="string" calcext:value-type="string">
            <text:p>Claessen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7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SEARCH(&quot; &quot;;[.E23])" office:value-type="string" office:string-value="" calcext:value-type="error">
            <text:p>#VALUE!</text:p>
          </table:table-cell>
          <table:table-cell table:formula="of:=UPPER(LEFT([.D23];3))" office:value-type="string" office:string-value="HAR" calcext:value-type="string">
            <text:p>HAR</text:p>
          </table:table-cell>
          <table:table-cell table:formula="of:=UPPER(LEFT([.E23];3))" office:value-type="string" office:string-value="CLA" calcext:value-type="string">
            <text:p>CLA</text:p>
          </table:table-cell>
          <table:table-cell table:formula="of:=COM.MICROSOFT.CONCAT([.N23];[.J23];[.M23])" office:value-type="string" office:string-value="CLA826HAR" calcext:value-type="string">
            <text:p>CLA826HAR</text:p>
          </table:table-cell>
          <table:table-cell office:value-type="string" calcext:value-type="string">
            <text:p>NED-7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Heidi Ulrich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Heidi</text:p>
          </table:table-cell>
          <table:table-cell table:style-name="ce7" office:value-type="string" calcext:value-type="string">
            <text:p>Ulrich</text:p>
          </table:table-cell>
          <table:table-cell table:style-name="ce7" office:value-type="string" calcext:value-type="string">
            <text:p>Switzerland</text:p>
          </table:table-cell>
          <table:table-cell table:style-name="ce7" office:value-type="string" calcext:value-type="string">
            <text:p>SUI-204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SEARCH(&quot; &quot;;[.E24])" office:value-type="string" office:string-value="" calcext:value-type="error">
            <text:p>#VALUE!</text:p>
          </table:table-cell>
          <table:table-cell table:formula="of:=UPPER(LEFT([.D24];3))" office:value-type="string" office:string-value="HEI" calcext:value-type="string">
            <text:p>HEI</text:p>
          </table:table-cell>
          <table:table-cell table:formula="of:=UPPER(LEFT([.E24];3))" office:value-type="string" office:string-value="ULR" calcext:value-type="string">
            <text:p>ULR</text:p>
          </table:table-cell>
          <table:table-cell table:formula="of:=COM.MICROSOFT.CONCAT([.N24];[.J24];[.M24])" office:value-type="string" office:string-value="ULR827HEI" calcext:value-type="string">
            <text:p>ULR827HEI</text:p>
          </table:table-cell>
          <table:table-cell office:value-type="string" calcext:value-type="string">
            <text:p>SUI-204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acques Van Der Hout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Jacques     </text:p>
          </table:table-cell>
          <table:table-cell table:style-name="ce2" office:value-type="string" calcext:value-type="string">
            <text:p>van der Hout            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3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SEARCH(&quot; &quot;;[.E25])" office:value-type="float" office:value="4" calcext:value-type="float">
            <text:p>4</text:p>
          </table:table-cell>
          <table:table-cell table:formula="of:=UPPER(LEFT([.D25];3))" office:value-type="string" office:string-value="JAC" calcext:value-type="string">
            <text:p>JAC</text:p>
          </table:table-cell>
          <table:table-cell office:value-type="string" calcext:value-type="string">
            <text:p>HOU</text:p>
          </table:table-cell>
          <table:table-cell table:formula="of:=COM.MICROSOFT.CONCAT([.N25];[.J25];[.M25])" office:value-type="string" office:string-value="HOU829JAC" calcext:value-type="string">
            <text:p>HOU829JAC</text:p>
          </table:table-cell>
          <table:table-cell office:value-type="string" calcext:value-type="string">
            <text:p>NED-3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Jan Zahradnicek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Zahradnicek                         </text:p>
          </table:table-cell>
          <table:table-cell table:style-name="ce7" office:value-type="string" calcext:value-type="string">
            <text:p>Czech Republic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SEARCH(&quot; &quot;;[.E26])" office:value-type="string" office:string-value="" calcext:value-type="error">
            <text:p>#VALUE!</text:p>
          </table:table-cell>
          <table:table-cell table:formula="of:=UPPER(LEFT([.D26];3))" office:value-type="string" office:string-value="JAN" calcext:value-type="string">
            <text:p>JAN</text:p>
          </table:table-cell>
          <table:table-cell table:formula="of:=UPPER(LEFT([.E26];3))" office:value-type="string" office:string-value="ZAH" calcext:value-type="string">
            <text:p>ZAH</text:p>
          </table:table-cell>
          <table:table-cell table:formula="of:=COM.MICROSOFT.CONCAT([.N26];[.J26];[.M26])" office:value-type="string" office:string-value="ZAH833JAN" calcext:value-type="string">
            <text:p>ZAH833JAN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Jean Giroux<text:span text:style-name="T1">     payed but I cannot understand for who…</text:span>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Mr</text:p>
          </table:table-cell>
          <table:table-cell table:style-name="ce8" office:value-type="string" calcext:value-type="string">
            <text:p>Jean</text:p>
          </table:table-cell>
          <table:table-cell table:style-name="ce8" office:value-type="string" calcext:value-type="string">
            <text:p>Giroux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FRA-95</text:p>
          </table:table-cell>
          <table:table-cell table:style-name="ce6" office:value-type="string" calcext:value-type="string">
            <text:p>Windsurf</text:p>
          </table:table-cell>
          <table:table-cell table:style-name="ce6" office:value-type="string" calcext:value-type="string">
            <text:p>Adult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SEARCH(&quot; &quot;;[.E27])" office:value-type="string" office:string-value="" calcext:value-type="error">
            <text:p>#VALUE!</text:p>
          </table:table-cell>
          <table:table-cell table:formula="of:=UPPER(LEFT([.D27];3))" office:value-type="string" office:string-value="JEA" calcext:value-type="string">
            <text:p>JEA</text:p>
          </table:table-cell>
          <table:table-cell table:formula="of:=UPPER(LEFT([.E27];3))" office:value-type="string" office:string-value="GIR" calcext:value-type="string">
            <text:p>GIR</text:p>
          </table:table-cell>
          <table:table-cell table:formula="of:=COM.MICROSOFT.CONCAT([.N27];[.J27];[.M27])" office:value-type="string" office:string-value="GIR836JEA" calcext:value-type="string">
            <text:p>GIR836JEA</text:p>
          </table:table-cell>
          <table:table-cell office:value-type="string" calcext:value-type="string">
            <text:p>FRA-9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enna Gibson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s</text:p>
          </table:table-cell>
          <table:table-cell table:style-name="ce7" office:value-type="string" calcext:value-type="string">
            <text:p>Jenna</text:p>
          </table:table-cell>
          <table:table-cell table:style-name="ce7" office:value-type="string" calcext:value-type="string">
            <text:p>Gibson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96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SEARCH(&quot; &quot;;[.E28])" office:value-type="string" office:string-value="" calcext:value-type="error">
            <text:p>#VALUE!</text:p>
          </table:table-cell>
          <table:table-cell table:formula="of:=UPPER(LEFT([.D28];3))" office:value-type="string" office:string-value="JEN" calcext:value-type="string">
            <text:p>JEN</text:p>
          </table:table-cell>
          <table:table-cell table:formula="of:=UPPER(LEFT([.E28];3))" office:value-type="string" office:string-value="GIB" calcext:value-type="string">
            <text:p>GIB</text:p>
          </table:table-cell>
          <table:table-cell table:formula="of:=COM.MICROSOFT.CONCAT([.N28];[.J28];[.M28])" office:value-type="string" office:string-value="GIB838JEN" calcext:value-type="string">
            <text:p>GIB838JEN</text:p>
          </table:table-cell>
          <table:table-cell office:value-type="string" calcext:value-type="string">
            <text:p>GBR-96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Jim Crosseley     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Jim</text:p>
          </table:table-cell>
          <table:table-cell table:style-name="ce7" office:value-type="string" calcext:value-type="string">
            <text:p>Crossley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3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SEARCH(&quot; &quot;;[.E29])" office:value-type="string" office:string-value="" calcext:value-type="error">
            <text:p>#VALUE!</text:p>
          </table:table-cell>
          <table:table-cell table:formula="of:=UPPER(LEFT([.D29];3))" office:value-type="string" office:string-value="JIM" calcext:value-type="string">
            <text:p>JIM</text:p>
          </table:table-cell>
          <table:table-cell table:formula="of:=UPPER(LEFT([.E29];3))" office:value-type="string" office:string-value="CRO" calcext:value-type="string">
            <text:p>CRO</text:p>
          </table:table-cell>
          <table:table-cell table:formula="of:=COM.MICROSOFT.CONCAT([.N29];[.J29];[.M29])" office:value-type="string" office:string-value="CRO841JIM" calcext:value-type="string">
            <text:p>CRO841JIM</text:p>
          </table:table-cell>
          <table:table-cell office:value-type="string" calcext:value-type="string">
            <text:p>GBR-3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Klaus Kuppenbender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Klaus</text:p>
          </table:table-cell>
          <table:table-cell table:style-name="ce7" office:value-type="string" calcext:value-type="string">
            <text:p>Küppenbend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18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SEARCH(&quot; &quot;;[.E30])" office:value-type="string" office:string-value="" calcext:value-type="error">
            <text:p>#VALUE!</text:p>
          </table:table-cell>
          <table:table-cell table:formula="of:=UPPER(LEFT([.D30];3))" office:value-type="string" office:string-value="KLA" calcext:value-type="string">
            <text:p>KLA</text:p>
          </table:table-cell>
          <table:table-cell office:value-type="string" calcext:value-type="string">
            <text:p>KUP</text:p>
          </table:table-cell>
          <table:table-cell table:formula="of:=COM.MICROSOFT.CONCAT([.N30];[.J30];[.M30])" office:value-type="string" office:string-value="KUP849KLA" calcext:value-type="string">
            <text:p>KUP849KLA</text:p>
          </table:table-cell>
          <table:table-cell office:value-type="string" calcext:value-type="string">
            <text:p>GER-18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Laurent Fesquet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Laurent</text:p>
          </table:table-cell>
          <table:table-cell table:style-name="ce7" office:value-type="string" calcext:value-type="string">
            <text:p>Fesquet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66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SEARCH(&quot; &quot;;[.E31])" office:value-type="string" office:string-value="" calcext:value-type="error">
            <text:p>#VALUE!</text:p>
          </table:table-cell>
          <table:table-cell table:formula="of:=UPPER(LEFT([.D31];3))" office:value-type="string" office:string-value="LAU" calcext:value-type="string">
            <text:p>LAU</text:p>
          </table:table-cell>
          <table:table-cell table:formula="of:=UPPER(LEFT([.E31];3))" office:value-type="string" office:string-value="FES" calcext:value-type="string">
            <text:p>FES</text:p>
          </table:table-cell>
          <table:table-cell table:formula="of:=COM.MICROSOFT.CONCAT([.N31];[.J31];[.M31])" office:value-type="string" office:string-value="FES852LAU" calcext:value-type="string">
            <text:p>FES852LAU</text:p>
          </table:table-cell>
          <table:table-cell office:value-type="string" calcext:value-type="string">
            <text:p>FRA-66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Leonid Judin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Leonid</text:p>
          </table:table-cell>
          <table:table-cell table:style-name="ce2" office:value-type="string" calcext:value-type="string">
            <text:p>Judin                                </text:p>
          </table:table-cell>
          <table:table-cell table:style-name="ce7" office:value-type="string" calcext:value-type="string">
            <text:p>Serbia</text:p>
          </table:table-cell>
          <table:table-cell table:style-name="ce7" office:value-type="string" calcext:value-type="string">
            <text:p>SRB-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SEARCH(&quot; &quot;;[.E32])" office:value-type="string" office:string-value="" calcext:value-type="error">
            <text:p>#VALUE!</text:p>
          </table:table-cell>
          <table:table-cell table:formula="of:=UPPER(LEFT([.D32];3))" office:value-type="string" office:string-value="LEO" calcext:value-type="string">
            <text:p>LEO</text:p>
          </table:table-cell>
          <table:table-cell table:formula="of:=UPPER(LEFT([.E32];3))" office:value-type="string" office:string-value="JUD" calcext:value-type="string">
            <text:p>JUD</text:p>
          </table:table-cell>
          <table:table-cell table:formula="of:=COM.MICROSOFT.CONCAT([.N32];[.J32];[.M32])" office:value-type="string" office:string-value="JUD853LEO" calcext:value-type="string">
            <text:p>JUD853LEO</text:p>
          </table:table-cell>
          <table:table-cell office:value-type="string" calcext:value-type="string">
            <text:p>SRB-1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Marek Popo                                </text:p>
          </table:table-cell>
          <table:table-cell table:style-name="ce3"/>
          <table:table-cell office:value-type="string" calcext:value-type="string">
            <text:p>Mr</text:p>
          </table:table-cell>
          <table:table-cell table:style-name="ce3" office:value-type="string" calcext:value-type="string">
            <text:p>Marek</text:p>
          </table:table-cell>
          <table:table-cell table:style-name="ce3" office:value-type="string" calcext:value-type="string">
            <text:p>Popo                                </text:p>
          </table:table-cell>
          <table:table-cell table:number-columns-repeated="2"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office:value-type="string" calcext:value-type="string">
            <text:p>?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SEARCH(&quot; &quot;;[.E33])" office:value-type="string" office:string-value="" calcext:value-type="error">
            <text:p>#VALUE!</text:p>
          </table:table-cell>
          <table:table-cell table:formula="of:=UPPER(LEFT([.D33];3))" office:value-type="string" office:string-value="MAR" calcext:value-type="string">
            <text:p>MAR</text:p>
          </table:table-cell>
          <table:table-cell table:formula="of:=UPPER(LEFT([.E33];3))" office:value-type="string" office:string-value="POP" calcext:value-type="string">
            <text:p>POP</text:p>
          </table:table-cell>
          <table:table-cell table:formula="of:=COM.MICROSOFT.CONCAT([.N33];[.J33];[.M33])" office:value-type="string" office:string-value="POP854MAR" calcext:value-type="string">
            <text:p>POP854MAR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4" office:value-type="string" calcext:value-type="string">
            <text:p>Maria Natal Ama<text:span text:style-name="T1">       Same as Jean                </text:span></text:p>
          </table:table-cell>
          <table:table-cell table:style-name="ce4"/>
          <table:table-cell table:style-name="ce6" office:value-type="string" calcext:value-type="string">
            <text:p>Ms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Natal Ama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Windsurf</text:p>
          </table:table-cell>
          <table:table-cell table:style-name="ce6" office:value-type="string" calcext:value-type="string">
            <text:p>?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SEARCH(&quot; &quot;;[.E34])" office:value-type="float" office:value="6" calcext:value-type="float">
            <text:p>6</text:p>
          </table:table-cell>
          <table:table-cell table:formula="of:=UPPER(LEFT([.D34];3))" office:value-type="string" office:string-value="MAR" calcext:value-type="string">
            <text:p>MAR</text:p>
          </table:table-cell>
          <table:table-cell table:formula="of:=UPPER(LEFT([.E34];3))" office:value-type="string" office:string-value="NAT" calcext:value-type="string">
            <text:p>NAT</text:p>
          </table:table-cell>
          <table:table-cell table:formula="of:=COM.MICROSOFT.CONCAT([.N34];[.J34];[.M34])" office:value-type="string" office:string-value="NAT857MAR" calcext:value-type="string">
            <text:p>NAT857MAR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atteo Iachino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Matteo</text:p>
          </table:table-cell>
          <table:table-cell table:style-name="ce7" office:value-type="string" calcext:value-type="string">
            <text:p>Iachino</text:p>
          </table:table-cell>
          <table:table-cell table:style-name="ce7" office:value-type="string" calcext:value-type="string">
            <text:p>Italy</text:p>
          </table:table-cell>
          <table:table-cell table:style-name="ce7" office:value-type="string" calcext:value-type="string">
            <text:p>ITA-14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SEARCH(&quot; &quot;;[.E35])" office:value-type="string" office:string-value="" calcext:value-type="error">
            <text:p>#VALUE!</text:p>
          </table:table-cell>
          <table:table-cell table:formula="of:=UPPER(LEFT([.D35];3))" office:value-type="string" office:string-value="MAT" calcext:value-type="string">
            <text:p>MAT</text:p>
          </table:table-cell>
          <table:table-cell table:formula="of:=UPPER(LEFT([.E35];3))" office:value-type="string" office:string-value="IAC" calcext:value-type="string">
            <text:p>IAC</text:p>
          </table:table-cell>
          <table:table-cell table:formula="of:=COM.MICROSOFT.CONCAT([.N35];[.J35];[.M35])" office:value-type="string" office:string-value="IAC858MAT" calcext:value-type="string">
            <text:p>IAC858MAT</text:p>
          </table:table-cell>
          <table:table-cell office:value-type="string" calcext:value-type="string">
            <text:p>ITA-14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Michael George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Michael</text:p>
          </table:table-cell>
          <table:table-cell table:style-name="ce7" office:value-type="string" calcext:value-type="string">
            <text:p>George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888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SEARCH(&quot; &quot;;[.E36])" office:value-type="string" office:string-value="" calcext:value-type="error">
            <text:p>#VALUE!</text:p>
          </table:table-cell>
          <table:table-cell table:formula="of:=UPPER(LEFT([.D36];3))" office:value-type="string" office:string-value="MIC" calcext:value-type="string">
            <text:p>MIC</text:p>
          </table:table-cell>
          <table:table-cell table:formula="of:=UPPER(LEFT([.E36];3))" office:value-type="string" office:string-value="GEO" calcext:value-type="string">
            <text:p>GEO</text:p>
          </table:table-cell>
          <table:table-cell table:formula="of:=COM.MICROSOFT.CONCAT([.N36];[.J36];[.M36])" office:value-type="string" office:string-value="GEO861MIC" calcext:value-type="string">
            <text:p>GEO861MIC</text:p>
          </table:table-cell>
          <table:table-cell office:value-type="string" calcext:value-type="string">
            <text:p>GBR-888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Nico Warembourg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Nicolas</text:p>
          </table:table-cell>
          <table:table-cell table:style-name="ce7" office:value-type="string" calcext:value-type="string">
            <text:p>Warembourg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53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SEARCH(&quot; &quot;;[.E37])" office:value-type="string" office:string-value="" calcext:value-type="error">
            <text:p>#VALUE!</text:p>
          </table:table-cell>
          <table:table-cell table:formula="of:=UPPER(LEFT([.D37];3))" office:value-type="string" office:string-value="NIC" calcext:value-type="string">
            <text:p>NIC</text:p>
          </table:table-cell>
          <table:table-cell table:formula="of:=UPPER(LEFT([.E37];3))" office:value-type="string" office:string-value="WAR" calcext:value-type="string">
            <text:p>WAR</text:p>
          </table:table-cell>
          <table:table-cell table:formula="of:=COM.MICROSOFT.CONCAT([.N37];[.J37];[.M37])" office:value-type="string" office:string-value="WAR866NIC" calcext:value-type="string">
            <text:p>WAR866NIC</text:p>
          </table:table-cell>
          <table:table-cell office:value-type="string" calcext:value-type="string">
            <text:p>FRA-53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Nico Wierstra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Nico</text:p>
          </table:table-cell>
          <table:table-cell table:style-name="ce2" office:value-type="string" calcext:value-type="string">
            <text:p>Wierstra                          </text:p>
          </table:table-cell>
          <table:table-cell table:style-name="ce7" office:value-type="string" calcext:value-type="string">
            <text:p>Netherlands</text:p>
          </table:table-cell>
          <table:table-cell table:style-name="ce7" office:value-type="string" calcext:value-type="string">
            <text:p>NED-8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SEARCH(&quot; &quot;;[.E38])" office:value-type="string" office:string-value="" calcext:value-type="error">
            <text:p>#VALUE!</text:p>
          </table:table-cell>
          <table:table-cell table:formula="of:=UPPER(LEFT([.D38];3))" office:value-type="string" office:string-value="NIC" calcext:value-type="string">
            <text:p>NIC</text:p>
          </table:table-cell>
          <table:table-cell table:formula="of:=UPPER(LEFT([.E38];3))" office:value-type="string" office:string-value="WIE" calcext:value-type="string">
            <text:p>WIE</text:p>
          </table:table-cell>
          <table:table-cell table:formula="of:=COM.MICROSOFT.CONCAT([.N38];[.J38];[.M38])" office:value-type="string" office:string-value="WIE867NIC" calcext:value-type="string">
            <text:p>WIE867NIC</text:p>
          </table:table-cell>
          <table:table-cell office:value-type="string" calcext:value-type="string">
            <text:p>NED-81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Paolo Berardi    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Berardi                               </text:p>
          </table:table-cell>
          <table:table-cell table:style-name="ce7" office:value-type="string" calcext:value-type="string">
            <text:p>Italy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SEARCH(&quot; &quot;;[.E39])" office:value-type="string" office:string-value="" calcext:value-type="error">
            <text:p>#VALUE!</text:p>
          </table:table-cell>
          <table:table-cell table:formula="of:=UPPER(LEFT([.D39];3))" office:value-type="string" office:string-value="PAO" calcext:value-type="string">
            <text:p>PAO</text:p>
          </table:table-cell>
          <table:table-cell table:formula="of:=UPPER(LEFT([.E39];3))" office:value-type="string" office:string-value="BER" calcext:value-type="string">
            <text:p>BER</text:p>
          </table:table-cell>
          <table:table-cell table:formula="of:=COM.MICROSOFT.CONCAT([.N39];[.J39];[.M39])" office:value-type="string" office:string-value="BER869PAO" calcext:value-type="string">
            <text:p>BER869PAO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Pascal Boulanger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Pascal</text:p>
          </table:table-cell>
          <table:table-cell table:style-name="ce7" office:value-type="string" calcext:value-type="string">
            <text:p>Boulanger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80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SEARCH(&quot; &quot;;[.E40])" office:value-type="string" office:string-value="" calcext:value-type="error">
            <text:p>#VALUE!</text:p>
          </table:table-cell>
          <table:table-cell table:formula="of:=UPPER(LEFT([.D40];3))" office:value-type="string" office:string-value="PAS" calcext:value-type="string">
            <text:p>PAS</text:p>
          </table:table-cell>
          <table:table-cell table:formula="of:=UPPER(LEFT([.E40];3))" office:value-type="string" office:string-value="BOU" calcext:value-type="string">
            <text:p>BOU</text:p>
          </table:table-cell>
          <table:table-cell table:formula="of:=COM.MICROSOFT.CONCAT([.N40];[.J40];[.M40])" office:value-type="string" office:string-value="BOU870PAS" calcext:value-type="string">
            <text:p>BOU870PAS</text:p>
          </table:table-cell>
          <table:table-cell office:value-type="string" calcext:value-type="string">
            <text:p>FRA-800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Roger Ornvang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Roger</text:p>
          </table:table-cell>
          <table:table-cell table:style-name="ce7" office:value-type="string" calcext:value-type="string">
            <text:p>Ornvang</text:p>
          </table:table-cell>
          <table:table-cell table:style-name="ce7" office:value-type="string" calcext:value-type="string">
            <text:p>Sweden</text:p>
          </table:table-cell>
          <table:table-cell table:style-name="ce7" office:value-type="string" calcext:value-type="string">
            <text:p>SWE-5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SEARCH(&quot; &quot;;[.E41])" office:value-type="string" office:string-value="" calcext:value-type="error">
            <text:p>#VALUE!</text:p>
          </table:table-cell>
          <table:table-cell table:formula="of:=UPPER(LEFT([.D41];3))" office:value-type="string" office:string-value="ROG" calcext:value-type="string">
            <text:p>ROG</text:p>
          </table:table-cell>
          <table:table-cell table:formula="of:=UPPER(LEFT([.E41];3))" office:value-type="string" office:string-value="ORN" calcext:value-type="string">
            <text:p>ORN</text:p>
          </table:table-cell>
          <table:table-cell table:formula="of:=COM.MICROSOFT.CONCAT([.N41];[.J41];[.M41])" office:value-type="string" office:string-value="ORN871ROG" calcext:value-type="string">
            <text:p>ORN871ROG</text:p>
          </table:table-cell>
          <table:table-cell office:value-type="string" calcext:value-type="string">
            <text:p>SWE-5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De Ruiter                                    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Rolf</text:p>
          </table:table-cell>
          <table:table-cell table:style-name="ce2" office:value-type="string" calcext:value-type="string">
            <text:p>de Ruiter                                     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NED-17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SEARCH(&quot; &quot;;[.E42])" office:value-type="float" office:value="3" calcext:value-type="float">
            <text:p>3</text:p>
          </table:table-cell>
          <table:table-cell table:formula="of:=UPPER(LEFT([.D42];3))" office:value-type="string" office:string-value="ROL" calcext:value-type="string">
            <text:p>ROL</text:p>
          </table:table-cell>
          <table:table-cell office:value-type="string" calcext:value-type="string">
            <text:p>RUI</text:p>
          </table:table-cell>
          <table:table-cell table:formula="of:=COM.MICROSOFT.CONCAT([.N42];[.J42];[.M42])" office:value-type="string" office:string-value="RUI872ROL" calcext:value-type="string">
            <text:p>RUI872ROL</text:p>
          </table:table-cell>
          <table:table-cell office:value-type="string" calcext:value-type="string">
            <text:p>NED-17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Simon Petifer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Simon</text:p>
          </table:table-cell>
          <table:table-cell table:style-name="ce7" office:value-type="string" calcext:value-type="string">
            <text:p>Pettifer</text:p>
          </table:table-cell>
          <table:table-cell table:style-name="ce7" office:value-type="string" calcext:value-type="string">
            <text:p>United Kingdom</text:p>
          </table:table-cell>
          <table:table-cell table:style-name="ce7" office:value-type="string" calcext:value-type="string">
            <text:p>GBR-67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SEARCH(&quot; &quot;;[.E43])" office:value-type="string" office:string-value="" calcext:value-type="error">
            <text:p>#VALUE!</text:p>
          </table:table-cell>
          <table:table-cell table:formula="of:=UPPER(LEFT([.D43];3))" office:value-type="string" office:string-value="SIM" calcext:value-type="string">
            <text:p>SIM</text:p>
          </table:table-cell>
          <table:table-cell table:formula="of:=UPPER(LEFT([.E43];3))" office:value-type="string" office:string-value="PET" calcext:value-type="string">
            <text:p>PET</text:p>
          </table:table-cell>
          <table:table-cell table:formula="of:=COM.MICROSOFT.CONCAT([.N43];[.J43];[.M43])" office:value-type="string" office:string-value="PET873SIM" calcext:value-type="string">
            <text:p>PET873SIM</text:p>
          </table:table-cell>
          <table:table-cell office:value-type="string" calcext:value-type="string">
            <text:p>GBR-67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eo Lello     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heo</text:p>
          </table:table-cell>
          <table:table-cell table:style-name="ce2" office:value-type="string" calcext:value-type="string">
            <text:p>di Lello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FRA-19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SEARCH(&quot; &quot;;[.E44])" office:value-type="float" office:value="3" calcext:value-type="float">
            <text:p>3</text:p>
          </table:table-cell>
          <table:table-cell table:formula="of:=UPPER(LEFT([.D44];3))" office:value-type="string" office:string-value="THE" calcext:value-type="string">
            <text:p>THE</text:p>
          </table:table-cell>
          <table:table-cell office:value-type="string" calcext:value-type="string">
            <text:p>LEL</text:p>
          </table:table-cell>
          <table:table-cell table:formula="of:=COM.MICROSOFT.CONCAT([.N44];[.J44];[.M44])" office:value-type="string" office:string-value="LEL935THE" calcext:value-type="string">
            <text:p>LEL935THE</text:p>
          </table:table-cell>
          <table:table-cell office:value-type="string" calcext:value-type="string">
            <text:p>FRA-19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omas Moldenhauer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Thomas</text:p>
          </table:table-cell>
          <table:table-cell table:style-name="ce7" office:value-type="string" calcext:value-type="string">
            <text:p>Moldenhauer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1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SEARCH(&quot; &quot;;[.E45])" office:value-type="string" office:string-value="" calcext:value-type="error">
            <text:p>#VALUE!</text:p>
          </table:table-cell>
          <table:table-cell table:formula="of:=UPPER(LEFT([.D45];3))" office:value-type="string" office:string-value="THO" calcext:value-type="string">
            <text:p>THO</text:p>
          </table:table-cell>
          <table:table-cell table:formula="of:=UPPER(LEFT([.E45];3))" office:value-type="string" office:string-value="MOL" calcext:value-type="string">
            <text:p>MOL</text:p>
          </table:table-cell>
          <table:table-cell table:formula="of:=COM.MICROSOFT.CONCAT([.N45];[.J45];[.M45])" office:value-type="string" office:string-value="MOL942THO" calcext:value-type="string">
            <text:p>MOL942THO</text:p>
          </table:table-cell>
          <table:table-cell office:value-type="string" calcext:value-type="string">
            <text:p>GER-215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horsten Luig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Thorsten</text:p>
          </table:table-cell>
          <table:table-cell table:style-name="ce7" office:value-type="string" calcext:value-type="string">
            <text:p>Luig</text:p>
          </table:table-cell>
          <table:table-cell table:style-name="ce7" office:value-type="string" calcext:value-type="string">
            <text:p>Germany</text:p>
          </table:table-cell>
          <table:table-cell table:style-name="ce7" office:value-type="string" calcext:value-type="string">
            <text:p>GER-211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SEARCH(&quot; &quot;;[.E46])" office:value-type="string" office:string-value="" calcext:value-type="error">
            <text:p>#VALUE!</text:p>
          </table:table-cell>
          <table:table-cell table:formula="of:=UPPER(LEFT([.D46];3))" office:value-type="string" office:string-value="THO" calcext:value-type="string">
            <text:p>THO</text:p>
          </table:table-cell>
          <table:table-cell table:formula="of:=UPPER(LEFT([.E46];3))" office:value-type="string" office:string-value="LUI" calcext:value-type="string">
            <text:p>LUI</text:p>
          </table:table-cell>
          <table:table-cell table:formula="of:=COM.MICROSOFT.CONCAT([.N46];[.J46];[.M46])" office:value-type="string" office:string-value="LUI952THO" calcext:value-type="string">
            <text:p>LUI952THO</text:p>
          </table:table-cell>
          <table:table-cell office:value-type="string" calcext:value-type="string">
            <text:p>GER-211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Tom Malina       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Malina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CZE-105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SEARCH(&quot; &quot;;[.E47])" office:value-type="string" office:string-value="" calcext:value-type="error">
            <text:p>#VALUE!</text:p>
          </table:table-cell>
          <table:table-cell table:formula="of:=UPPER(LEFT([.D47];3))" office:value-type="string" office:string-value="TOM" calcext:value-type="string">
            <text:p>TOM</text:p>
          </table:table-cell>
          <table:table-cell table:formula="of:=UPPER(LEFT([.E47];3))" office:value-type="string" office:string-value="MAL" calcext:value-type="string">
            <text:p>MAL</text:p>
          </table:table-cell>
          <table:table-cell table:formula="of:=COM.MICROSOFT.CONCAT([.N47];[.J47];[.M47])" office:value-type="string" office:string-value="MAL978TOM" calcext:value-type="string">
            <text:p>MAL978TOM</text:p>
          </table:table-cell>
          <table:table-cell office:value-type="string" calcext:value-type="string">
            <text:p>CZE-10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Tristan Tjerks                           </text:p>
          </table:table-cell>
          <table:table-cell table:style-name="ce3"/>
          <table:table-cell table:style-name="ce7" office:value-type="string" calcext:value-type="string">
            <text:p>Mr</text:p>
          </table:table-cell>
          <table:table-cell table:style-name="ce2" office:value-type="string" calcext:value-type="string">
            <text:p>Tristan</text:p>
          </table:table-cell>
          <table:table-cell table:style-name="ce2" office:value-type="string" calcext:value-type="string">
            <text:p>Tjerks</text:p>
          </table:table-cell>
          <table:table-cell table:style-name="ce7" office:value-type="string" calcext:value-type="string">
            <text:p>Netherlands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SEARCH(&quot; &quot;;[.E48])" office:value-type="string" office:string-value="" calcext:value-type="error">
            <text:p>#VALUE!</text:p>
          </table:table-cell>
          <table:table-cell table:formula="of:=UPPER(LEFT([.D48];3))" office:value-type="string" office:string-value="TRI" calcext:value-type="string">
            <text:p>TRI</text:p>
          </table:table-cell>
          <table:table-cell table:formula="of:=UPPER(LEFT([.E48];3))" office:value-type="string" office:string-value="TJE" calcext:value-type="string">
            <text:p>TJE</text:p>
          </table:table-cell>
          <table:table-cell table:formula="of:=COM.MICROSOFT.CONCAT([.N48];[.J48];[.M48])" office:value-type="string" office:string-value="TJE979TRI" calcext:value-type="string">
            <text:p>TJE979TRI</text:p>
          </table:table-cell>
          <table:table-cell office:value-type="string" calcext:value-type="string">
            <text:p>?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Vincent Valkenaers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Vincent</text:p>
          </table:table-cell>
          <table:table-cell table:style-name="ce7" office:value-type="string" calcext:value-type="string">
            <text:p>Valkenaers</text:p>
          </table:table-cell>
          <table:table-cell table:style-name="ce7" office:value-type="string" calcext:value-type="string">
            <text:p>Belgium</text:p>
          </table:table-cell>
          <table:table-cell table:style-name="ce7" office:value-type="string" calcext:value-type="string">
            <text:p>BEL-62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SEARCH(&quot; &quot;;[.E49])" office:value-type="string" office:string-value="" calcext:value-type="error">
            <text:p>#VALUE!</text:p>
          </table:table-cell>
          <table:table-cell table:formula="of:=UPPER(LEFT([.D49];3))" office:value-type="string" office:string-value="VIN" calcext:value-type="string">
            <text:p>VIN</text:p>
          </table:table-cell>
          <table:table-cell table:formula="of:=UPPER(LEFT([.E49];3))" office:value-type="string" office:string-value="VAL" calcext:value-type="string">
            <text:p>VAL</text:p>
          </table:table-cell>
          <table:table-cell table:formula="of:=COM.MICROSOFT.CONCAT([.N49];[.J49];[.M49])" office:value-type="string" office:string-value="VAL998VIN" calcext:value-type="string">
            <text:p>VAL998VIN</text:p>
          </table:table-cell>
          <table:table-cell office:value-type="string" calcext:value-type="string">
            <text:p>BEL-62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Wilfried Vanehrweghe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Wilfried</text:p>
          </table:table-cell>
          <table:table-cell table:style-name="ce7" office:value-type="string" calcext:value-type="string">
            <text:p>Vanherweghe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163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SEARCH(&quot; &quot;;[.E50])" office:value-type="string" office:string-value="" calcext:value-type="error">
            <text:p>#VALUE!</text:p>
          </table:table-cell>
          <table:table-cell table:formula="of:=UPPER(LEFT([.D50];3))" office:value-type="string" office:string-value="WIL" calcext:value-type="string">
            <text:p>WIL</text:p>
          </table:table-cell>
          <table:table-cell table:formula="of:=UPPER(LEFT([.E50];3))" office:value-type="string" office:string-value="VAN" calcext:value-type="string">
            <text:p>VAN</text:p>
          </table:table-cell>
          <table:table-cell table:formula="of:=COM.MICROSOFT.CONCAT([.N50];[.J50];[.M50])" office:value-type="string" office:string-value="VAN1020WIL" calcext:value-type="string">
            <text:p>VAN1020WIL</text:p>
          </table:table-cell>
          <table:table-cell office:value-type="string" calcext:value-type="string">
            <text:p>FRA-163</text:p>
          </table:table-cell>
          <table:table-cell table:number-columns-repeated="16368"/>
        </table:table-row>
        <table:table-row table:style-name="ro1">
          <table:table-cell table:style-name="ce2" office:value-type="string" calcext:value-type="string">
            <text:p>William Huppert                         </text:p>
          </table:table-cell>
          <table:table-cell table:style-name="ce2" office:value-type="string" calcext:value-type="string">
            <text:p>Y</text:p>
          </table:table-cell>
          <table:table-cell table:style-name="ce7" office:value-type="string" calcext:value-type="string">
            <text:p>Mr</text:p>
          </table:table-cell>
          <table:table-cell table:style-name="ce7" office:value-type="string" calcext:value-type="string">
            <text:p>William</text:p>
          </table:table-cell>
          <table:table-cell table:style-name="ce7" office:value-type="string" calcext:value-type="string">
            <text:p>Huppert</text:p>
          </table:table-cell>
          <table:table-cell table:style-name="ce7" office:value-type="string" calcext:value-type="string">
            <text:p>France</text:p>
          </table:table-cell>
          <table:table-cell table:style-name="ce7" office:value-type="string" calcext:value-type="string">
            <text:p>FRA-330</text:p>
          </table:table-cell>
          <table:table-cell table:style-name="ce7" office:value-type="string" calcext:value-type="string">
            <text:p>Windsurf</text:p>
          </table:table-cell>
          <table:table-cell table:style-name="ce7" office:value-type="string" calcext:value-type="string">
            <text:p>Adult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SEARCH(&quot; &quot;;[.E51])" office:value-type="string" office:string-value="" calcext:value-type="error">
            <text:p>#VALUE!</text:p>
          </table:table-cell>
          <table:table-cell table:formula="of:=UPPER(LEFT([.D51];3))" office:value-type="string" office:string-value="WIL" calcext:value-type="string">
            <text:p>WIL</text:p>
          </table:table-cell>
          <table:table-cell table:formula="of:=UPPER(LEFT([.E51];3))" office:value-type="string" office:string-value="HUP" calcext:value-type="string">
            <text:p>HUP</text:p>
          </table:table-cell>
          <table:table-cell table:formula="of:=COM.MICROSOFT.CONCAT([.N51];[.J51];[.M51])" office:value-type="string" office:string-value="HUP1033WIL" calcext:value-type="string">
            <text:p>HUP1033WIL</text:p>
          </table:table-cell>
          <table:table-cell office:value-type="string" calcext:value-type="string">
            <text:p>FRA-330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float" office:value="1035" calcext:value-type="float">
            <text:p>1035</text:p>
          </table:table-cell>
          <table:table-cell table:number-columns-repeated="3"/>
          <table:table-cell table:formula="of:=UPPER(LEFT([.E52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37" calcext:value-type="float">
            <text:p>1037</text:p>
          </table:table-cell>
          <table:table-cell table:number-columns-repeated="3"/>
          <table:table-cell table:formula="of:=UPPER(LEFT([.E53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39" calcext:value-type="float">
            <text:p>1039</text:p>
          </table:table-cell>
          <table:table-cell table:number-columns-repeated="3"/>
          <table:table-cell table:formula="of:=UPPER(LEFT([.E54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43" calcext:value-type="float">
            <text:p>1043</text:p>
          </table:table-cell>
          <table:table-cell table:number-columns-repeated="3"/>
          <table:table-cell table:formula="of:=UPPER(LEFT([.E55];3))">
            <text:p/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45" calcext:value-type="float">
            <text:p>1045</text:p>
          </table:table-cell>
          <table:table-cell table:number-columns-repeated="3"/>
          <table:table-cell table:formula="of:=UPPER(LEFT([.E56];3))">
            <text:p/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9" office:value-type="float" office:value="815" calcext:value-type="float">
            <text:p>81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25" calcext:value-type="float">
            <text:p>82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45" calcext:value-type="float">
            <text:p>84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855" calcext:value-type="float">
            <text:p>855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1040" calcext:value-type="float">
            <text:p>1040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style-name="ce9" office:value-type="float" office:value="1042" calcext:value-type="float">
            <text:p>1042</text:p>
          </table:table-cell>
          <table:table-cell table:number-columns-repeated="16374"/>
        </table:table-row>
        <table:table-row table:style-name="ro1" table:number-rows-repeated="6">
          <table:table-cell table:number-columns-repeated="9"/>
          <table:table-cell table:style-name="Default"/>
          <table:table-cell table:number-columns-repeated="16374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I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07:21:12.5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hael George</meta:initial-creator>
    <meta:creation-date>2025-04-17T09:55:42</meta:creation-date>
    <dc:date>2025-04-26T07:23:50.928000000</dc:date>
    <meta:generator>LibreOffice/7.6.6.3$Windows_X86_64 LibreOffice_project/d97b2716a9a4a2ce1391dee1765565ea469b0ae7</meta:generator>
    <meta:editing-duration>PT26M12S</meta:editing-duration>
    <meta:editing-cycles>6</meta:editing-cycles>
    <meta:document-statistic meta:table-count="1" meta:cell-count="772" meta:object-count="0"/>
    <meta:user-defined meta:name="AppVersion">16.0300</meta:user-defined>
  </office:meta>
</office:document-meta>
</file>